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Poppins" style:font-family-asian="Poppins" style:font-family-complex="Poppins" fo:background-color="#ffffff" fo:color="#2f5496"/>
    </style:style>
    <style:style style:name="T4" style:family="text">
      <style:text-properties fo:font-size="13.50pt" fo:font-weight="normal" fo:font-family="Arial" style:font-family-asian="Arial" style:font-family-complex="Arial" fo:background-color="#ffffff" fo:color="#444444"/>
    </style:style>
    <style:style style:name="T5" style:family="text">
      <style:text-properties fo:font-size="22.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00.00%" fo:text-align="left" fo:margin-bottom="7.50pt"/>
    </style:style>
    <style:style style:name="P4" style:family="paragraph">
      <style:paragraph-properties fo:line-height="100.00%" fo:text-align="left" fo:margin-bottom="22.5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Windows VM Creation Using Terraform</text:span><text:span text:style-name="T2"/></text:p>
      <text:p text:style-name="P2"><draw:frame text:anchor-type="as-char" svg:width="152.40mm" svg:height="149.75mm" style:rel-width="scale" style:rel-height="scale"><draw:object-ole xlink:href="OleObj1"/><draw:image xlink:href="ObjectReplacements/OleObj1"/></draw:frame><text:span text:style-name="T2"/></text:p>
      <text:p text:style-name="P2"><draw:frame text:anchor-type="as-char" svg:width="152.40mm" svg:height="52.92mm" style:rel-width="scale" style:rel-height="scale"><draw:object-ole xlink:href="OleObj2"/><draw:image xlink:href="ObjectReplacements/OleObj2"/></draw:frame><text:span text:style-name="T2"/></text:p>
      <text:p text:style-name="P2"><draw:frame text:anchor-type="as-char" svg:width="152.40mm" svg:height="55.03mm" style:rel-width="scale" style:rel-height="scale"><draw:object-ole xlink:href="OleObj3"/><draw:image xlink:href="ObjectReplacements/OleObj3"/></draw:frame><text:span text:style-name="T2"/></text:p>
      <text:p text:style-name="P2"><text:span text:style-name="T2"/></text:p>
      <text:p text:style-name="P3"><text:span text:style-name="T3">Variable Definitions (.tfvars) Files</text:span></text:p>
      <text:p text:style-name="P4"><text:span text:style-name="T4">If we want to set variables in Terraform, it is recommended to specify their values in a file. The file holding variable definition is known as a variable definition file. A variable definition file in Terraform ends in .tfvars or .tfvars.json.</text:span></text:p>
      <text:p text:style-name="P4"><text:span text:style-name="T4">To specify a variable definition file in the command, use the -var-file followed by the path to the file.</text:span></text:p>
      <text:p text:style-name="P4"><text:span text:style-name="T4">terraform apply -var-file=”variables.tfvars”</text:span></text:p>
      <text:p text:style-name="P4"><text:span text:style-name="T4">.tfvars files are used to define variables. They are also known as variable definition files while .tf files are used to declare variables.</text:span></text:p>
      <text:p text:style-name="P4"><text:span text:style-name="T4">The variable declaration refers to the process of declaring an intention to create an object but does not hold a value.</text:span></text:p>
      <text:p text:style-name="P4"><text:span text:style-name="T4">On the other hand, the Variable definition means assigning a value to a declared variable.</text:span></text:p>
      <text:p text:style-name="P5"><text:span text:style-name="T5">null_resource</text:span><text:span text:style-name="T6"/></text:p>
      <text:p text:style-name="P5"><text:span text:style-name="T6"/></text:p>
      <text:p text:style-name="P5"><text:span text:style-name="T6">The Terraform null_resourceis commonly used to run scripts on a specified trigger.</text:span></text:p>
      <text:p text:style-name="P5"><text:span text:style-name="T6">You might want to run scripts to add missing blocks of code to a resource that is not supported in the azurermTerraform provider. For example, the Azure resource SignalR (a messaging service), at the time of writing does not support an identity block in the azurermprovider. This is used to assign a managed identity to the Signal R PaaS service. The only way to add this through code is to add the JSON to the resource through a script, using null_resource.</text:span></text:p>
      <text:p text:style-name="P6"><text:span text:style-name="T6"/></text:p>
      <text:p text:style-name="P6"><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